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124c" officeooo:paragraph-rsid="001d124c"/>
    </style:style>
    <style:style style:name="P2" style:family="paragraph" style:parent-style-name="Standard">
      <style:text-properties officeooo:rsid="001d124c" officeooo:paragraph-rsid="001d124c"/>
    </style:style>
    <style:style style:name="P3" style:family="paragraph" style:parent-style-name="Standard">
      <style:text-properties officeooo:rsid="001f0d3a" officeooo:paragraph-rsid="001f0d3a"/>
    </style:style>
    <style:style style:name="P4" style:family="paragraph" style:parent-style-name="Standard">
      <style:text-properties officeooo:rsid="0020919e" officeooo:paragraph-rsid="0020919e"/>
    </style:style>
    <style:style style:name="P5" style:family="paragraph" style:parent-style-name="Standard">
      <style:text-properties officeooo:rsid="0022286d" officeooo:paragraph-rsid="0022286d"/>
    </style:style>
    <style:style style:name="P6" style:family="paragraph" style:parent-style-name="Standard">
      <style:text-properties officeooo:rsid="00236757" officeooo:paragraph-rsid="002367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gabe:</text:p>
      <text:p text:style-name="P3"><text:a xlink:type="simple" xlink:href="mailto:ruth.heine@mosbach.dhbw.de" text:style-name="Internet_20_link" text:visited-style-name="Visited_20_Internet_20_Link">ruth.heine@mosbach.dhbw.de</text:a></text:p>
      <text:p text:style-name="P3"/>
      <text:p text:style-name="P4">Manuskript:</text:p>
      <text:p text:style-name="P4"><text:tab/>Techdatei</text:p>
      <text:p text:style-name="P4"><text:tab/>.Bib</text:p>
      <text:p text:style-name="P4"><text:tab/>.pdf</text:p>
      <text:p text:style-name="P4"/>
      <text:p text:style-name="P4">Qellen mind.</text:p>
      <text:p text:style-name="P4"><text:tab/>1 Buch</text:p>
      <text:p text:style-name="P4"><text:tab/>1 Zeitschriften Artikel</text:p>
      <text:p text:style-name="P4"><text:tab/>1 Internet Quelle</text:p>
      <text:p text:style-name="P4"/>
      <text:p text:style-name="P5">Titel</text:p>
      <text:p text:style-name="P5">Autoren</text:p>
      <text:p text:style-name="P5">Zusammenfassung / Abstract (Englisch)</text:p>
      <text:p text:style-name="P5">Einleitung</text:p>
      <text:p text:style-name="P6">Versuch</text:p>
      <text:p text:style-name="P6">Ergebnisse</text:p>
      <text:p text:style-name="P6">Interpretation</text:p>
      <text:p text:style-name="P6">Diskussion</text:p>
      <text:p text:style-name="P6">Fazit</text:p>
      <text:p text:style-name="P6"/>
      <text:p text:style-name="P6">Keine Liste von Zutaten, Aber eine Beschreibung im Fließtext</text:p>
      <text:p text:style-name="P6"/>
      <text:p text:style-name="P5"/>
      <text:p text:style-name="P4"/>
      <text:p text:style-name="P4">Zertificat WissBase I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03:16.882361687</meta:creation-date>
    <dc:date>2019-02-25T09:42:58.892795177</dc:date>
    <meta:editing-duration>PT38M2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40" meta:character-count="313" meta:non-whitespace-character-count="287"/>
  </office:meta>
</office:document-meta>
</file>